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able_20_Contents">
      <style:text-properties style:language-asian="ja" style:country-asian="JP"/>
    </style:style>
    <style:style style:name="P20" style:family="paragraph" style:parent-style-name="Table_20_Contents" style:list-style-name="L1">
      <style:text-properties style:language-asian="ja" style:country-asian="JP"/>
    </style:style>
    <style:style style:name="P2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1" style:family="paragraph" style:parent-style-name="Text_20_body">
      <style:paragraph-properties fo:margin-top="0cm" fo:margin-bottom="0cm" fo:line-height="179%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8748662717915213885" text:style-name="L1">
              <text:list-item>
                <text:p text:style-name="P20">昨日のお電話のとおり、残業をつけます。</text:p>
              </text:list-item>
              <text:list-item>
                <text:p text:style-name="P20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0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>@@@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XX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4">-------------------------------------------------------- [STEPS] 20190602_101421</text:p>
      <text:list xml:id="list8660291431255873755" text:style-name="L2">
        <text:list-item>
          <text:p text:style-name="P24">image file</text:p>
          <text:list>
            <text:list-item>
              <text:p text:style-name="P24">copy to : C:\WORKS_2\WS\WS_Others\towa_corpo</text:p>
            </text:list-item>
            <text:list-item>
              <text:p text:style-name="P24">change → file name</text:p>
            </text:list-item>
            <text:list-item>
              <text:p text:style-name="P24">DUP</text:p>
            </text:list-item>
            <text:list-item>
              <text:p text:style-name="P24">open the orig with paint</text:p>
            </text:list-item>
            <text:list-item>
              <text:p text:style-name="P24">change size → 25 % (<office:annotation office:name="__Annotation__14902_534617985"><dc:creator>iwabuchi ken</dc:creator><dc:date>2020-02-03T15:01:30.74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4">close paint</text:p>
            </text:list-item>
          </text:list>
        </text:list-item>
        <text:list-item>
          <text:p text:style-name="P25">email<text:span text:style-name="T11"> </text:span><text:span text:style-name="T10">###</text:span></text:p>
          <text:list>
            <text:list-item>
              <text:p text:style-name="P25">C – N (new mail)</text:p>
            </text:list-item>
            <text:list-item>
              <text:p text:style-name="P25">attach image file</text:p>
            </text:list-item>
            <text:list-item>
              <text:p text:style-name="P25">open in-mail image file</text:p>
            </text:list-item>
            <text:list-item>
              <text:p text:style-name="P25">validate</text:p>
              <text:list>
                <text:list-item>
                  <text:p text:style-name="P25">終了時刻</text:p>
                </text:list-item>
                <text:list-item>
                  <text:p text:style-name="P25">職長サイン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prev lines → DUP</text:p>
            </text:list-item>
            <text:list-item>
              <text:p text:style-name="P24">enter data</text:p>
              <text:list>
                <text:list-item>
                  <text:p text:style-name="P25">作業について</text:p>
                  <text:list>
                    <text:list-item>
                      <text:p text:style-name="P24"><text:soft-page-break/>作業日</text:p>
                    </text:list-item>
                    <text:list-item>
                      <text:p text:style-name="P24">発注者</text:p>
                    </text:list-item>
                    <text:list-item>
                      <text:p text:style-name="P24">工事件名</text:p>
                    </text:list-item>
                    <text:list-item>
                      <text:p text:style-name="P25">作業時間</text:p>
                    </text:list-item>
                  </text:list>
                </text:list-item>
                <text:list-item>
                  <text:p text:style-name="P25">タイトル文字列</text:p>
                </text:list-item>
              </text:list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2">本文</text:p>
                </text:list-item>
                <text:list-item>
                  <text:p text:style-name="P21">subject</text:p>
                </text:list-item>
              </text:list>
            </text:list-item>
            <text:list-item>
              <text:p text:style-name="P21">validate</text:p>
              <text:list>
                <text:list-item>
                  <text:p text:style-name="P24">作業日</text:p>
                </text:list-item>
                <text:list-item>
                  <text:p text:style-name="P24">発注者</text:p>
                </text:list-item>
                <text:list-item>
                  <text:p text:style-name="P24">工事件名</text:p>
                </text:list-item>
                <text:list-item>
                  <text:p text:style-name="P25">作業時間</text:p>
                </text:list-item>
              </text:list>
            </text:list-item>
            <text:list-item>
              <text:p text:style-name="P22">F6 (“To”) → “yoko” &gt; Ret</text:p>
            </text:list-item>
            <text:list-item>
              <text:p text:style-name="P22">C – Ret (send)</text:p>
            </text:list-item>
            <text:list-item>
              <text:p text:style-name="P22">review → sent mail</text:p>
              <text:list>
                <text:list-item>
                  <text:p text:style-name="P22">送信先</text:p>
                </text:list-item>
                <text:list-item>
                  <text:p text:style-name="P22">日付</text:p>
                  <text:list>
                    <text:list-item>
                      <text:p text:style-name="P22">日報に書いた日付</text:p>
                    </text:list-item>
                    <text:list-item>
                      <text:p text:style-name="P22">メールの「件名」の日付（日報のそれと同じか？）</text:p>
                    </text:list-item>
                  </text:list>
                </text:list-item>
                <text:list-item>
                  <text:p text:style-name="P22">サイン</text:p>
                  <text:list>
                    <text:list-item>
                      <text:p text:style-name="P22">職長</text:p>
                    </text:list-item>
                    <text:list-item>
                      <text:p text:style-name="P22">発注者</text:p>
                    </text:list-item>
                  </text:list>
                </text:list-item>
                <text:list-item>
                  <text:p text:style-name="P22">時間</text:p>
                  <text:list>
                    <text:list-item>
                      <text:p text:style-name="P22">開始</text:p>
                    </text:list-item>
                    <text:list-item>
                      <text:p text:style-name="P22"><text:soft-page-break/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doc</text:p>
          <text:list>
            <text:list-item>
              <text:p text:style-name="P22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2-17T14:10:17.77</dc:date>
    <dc:creator>iwabuchi ken</dc:creator>
    <meta:editing-duration>PT6H22M54S</meta:editing-duration>
    <meta:editing-cycles>42</meta:editing-cycles>
    <meta:generator>OpenOffice/4.1.3$Win32 OpenOffice.org_project/413m1$Build-9783</meta:generator>
    <meta:document-statistic meta:table-count="27" meta:image-count="0" meta:object-count="0" meta:page-count="21" meta:paragraph-count="804" meta:word-count="4058" meta:character-count="8393"/>
  </office:meta>
</office:document-meta>
</file>